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 fo:font-size="7pt" fo:hyphenate="true"/>
    </style:style>
    <style:style style:name="P2" style:parent-style-name="Standard" style:family="paragraph">
      <style:paragraph-properties fo:text-align="center" style:writing-mode="lr-tb"/>
      <style:text-properties fo:font-size="7pt" fo:hyphenate="true"/>
    </style:style>
    <style:style style:name="P3" style:parent-style-name="Standard" style:family="paragraph">
      <style:paragraph-properties fo:text-align="right" style:writing-mode="lr-tb"/>
      <style:text-properties fo:font-size="7pt" fo:hyphenate="true"/>
    </style:style>
    <style:style style:name="P4" style:parent-style-name="Standard" style:family="paragraph">
      <style:paragraph-properties fo:text-align="justify" style:writing-mode="lr-tb"/>
      <style:text-properties fo:font-size="7pt" fo:hyphenate="true"/>
    </style:style>
    <style:style style:name="T1" style:family="text">
      <style:text-properties fo:color="#000000" fo:text-shadow="none"/>
    </style:style>
  </office:automatic-styles>
  <office:body>
    <office:text>
      <text:p text:style-name="P1">This is left alignment. This is left alignment. This is left alignment. </text:p>
      <text:p text:style-name="P2">This is centered alignment. This is centered alignment. This is centered alignment. </text:p>
      <text:p text:style-name="P3">This is right alignment. This is right alignment. This is right alignment.</text:p>
      <text:p text:style-name="P4">This is justified alignment. This is justified alignment. This is justified alignment. <text:span text:style-name="T1">This is justified alignment. This is justified alignment. This is justified alignment.</text:span><?opendocument cursor-position?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